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igMix 1M" svg:font-family="'MigMix 1M'" style:font-adornments="標準" style:font-family-generic="modern" style:font-pitch="fixed"/>
    <style:font-face style:name="Migu 1M" svg:font-family="'Migu 1M'" style:font-adornments="標準" style:font-family-generic="modern" style:font-pitch="fixed"/>
    <style:font-face style:name="Migu 1M1" svg:font-family="'Migu 1M'" style:font-adornments="標準" style:font-pitch="variable"/>
    <style:font-face style:name="MigMix 1P" svg:font-family="'MigMix 1P'" style:font-adornments="太字" style:font-family-generic="modern" style:font-pitch="variable"/>
    <style:font-face style:name="TeXGyreHeros" svg:font-family="TeXGyreHeros" style:font-adornments="太字" style:font-family-generic="modern" style:font-pitch="variable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35aafa" officeooo:paragraph-rsid="0035aafa"/>
    </style:style>
    <style:style style:name="T1" style:family="text">
      <style:text-properties officeooo:rsid="001281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igMix 1M" svg:font-family="'MigMix 1M'" style:font-adornments="標準" style:font-family-generic="modern" style:font-pitch="fixed"/>
    <style:font-face style:name="Migu 1M" svg:font-family="'Migu 1M'" style:font-adornments="標準" style:font-family-generic="modern" style:font-pitch="fixed"/>
    <style:font-face style:name="Migu 1M1" svg:font-family="'Migu 1M'" style:font-adornments="標準" style:font-pitch="variable"/>
    <style:font-face style:name="MigMix 1P" svg:font-family="'MigMix 1P'" style:font-adornments="太字" style:font-family-generic="modern" style:font-pitch="variable"/>
    <style:font-face style:name="TeXGyreHeros" svg:font-family="TeXGyreHeros" style:font-adornments="太字" style:font-family-generic="modern" style:font-pitch="variable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fo:hyphenation-ladder-count="no-limit" style:page-number="auto" fo:background-color="transparent" style:shadow="none">
        <style:tab-stops/>
        <style:background-image/>
      </style:paragraph-properties>
      <style:text-properties style:font-name="TeXGyreTermes" fo:font-family="TeXGyreTermes" style:font-style-name="標準" style:font-family-generic="modern" style:font-pitch="variable" fo:font-size="10pt" fo:language="en" fo:country="US" style:font-name-asian="IPAex明朝" style:font-family-asian="IPAex明朝" style:font-style-name-asian="標準" style:font-family-generic-asian="roman" style:font-pitch-asian="variable" style:font-size-asian="10pt" style:language-asian="ja" style:country-asian="JP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275cm" fo:margin-bottom="0.275cm" style:contextual-spacing="false" fo:keep-with-next="always"/>
      <style:text-properties style:font-name="TeXGyreHeros" fo:font-family="TeXGyreHeros" style:font-style-name="太字" style:font-family-generic="modern" style:font-pitch="variable" fo:font-size="10pt" fo:font-weight="bold" style:font-name-asian="MigMix 1P" style:font-family-asian="'MigMix 1P'" style:font-style-name-asian="太字" style:font-family-generic-asian="modern" style:font-pitch-asian="variable" style:font-size-asian="10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0cm" style:auto-text-indent="true"/>
    </style:style>
    <style:style style:name="List" style:family="paragraph" style:parent-style-name="Text_20_body" style:class="list">
      <style:text-properties style:font-name-asian="IPAex明朝1" style:font-family-asian="IPAex明朝"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font-size="10pt" fo:font-style="normal" style:font-size-asian="10pt" style:font-style-asian="normal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741cm" fo:margin-right="0cm" fo:text-indent="-0.764cm" style:auto-text-indent="false">
        <style:tab-stops/>
      </style:paragraph-properties>
      <style:text-properties fo:font-size="24pt" fo:font-weight="bold" style:font-size-asian="24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style:shadow="none"/>
      <style:text-properties fo:font-size="20pt" fo:font-style="normal" fo:font-weight="bold" style:font-size-asian="2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4pt" fo:font-style="normal" fo:font-weight="bold" style:font-size-asian="14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normal" style:font-size-asian="12pt" style:font-weight-asian="normal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 style:vertical-align="baseline">
        <style:background-image/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de_20_block" style:display-name="code block" style:family="paragraph" style:master-page-name="">
      <style:paragraph-properties style:line-height-at-least="0cm" style:page-number="auto" fo:background-color="#ccffcc" style:shadow="none" style:text-autospace="none" style:punctuation-wrap="simple" style:line-break="normal">
        <style:tab-stops/>
        <style:background-image/>
      </style:paragraph-properties>
      <style:text-properties style:font-name="Migu 1M" fo:font-family="'Migu 1M'" style:font-style-name="標準" style:font-family-generic="modern" style:font-pitch="fixed" fo:font-size="10pt" style:letter-kerning="false" style:font-name-asian="Migu 1M" style:font-family-asian="'Migu 1M'" style:font-style-name-asian="標準" style:font-family-generic-asian="modern" style:font-pitch-asian="fixed" style:font-size-asian="10pt" style:language-asian="ja" style:country-asian="JP"/>
    </style:style>
    <style:style style:name="Text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1pt" fo:font-style="normal" fo:font-weight="normal" style:font-size-asian="11pt" style:font-style-asian="normal" style:font-weight-asian="normal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normal" fo:font-weight="bold" style:font-size-asian="80%" style:font-style-asian="normal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utput" style:family="paragraph" style:parent-style-name="Standard" style:master-page-name="">
      <style:paragraph-properties style:page-number="auto" fo:padding="0.049cm" fo:border="0.06pt solid #000000"/>
      <style:text-properties style:font-name="Migu 1M1" fo:font-family="'Migu 1M'" style:font-style-name="標準" style:font-pitch="variable" style:font-name-asian="Migu 1M1" style:font-family-asian="'Migu 1M'" style:font-style-name-asian="標準" style:font-pitch-asian="variable"/>
    </style:style>
    <style:style style:name="無題1" style:family="paragraph"/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TeXGyreTermes" fo:font-family="TeXGyreTermes" style:font-style-name="標準" style:font-family-generic="modern" style:font-pitch="variable" fo:background-color="transparent" style:font-name-asian="IPAex明朝" style:font-family-asian="IPAex明朝" style:font-style-name-asian="標準" style:font-family-generic-asian="roman" style:font-pitch-asian="variable" style:language-asian="ja" style:country-asian="JP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>
      <style:text-properties style:language-asian="ja" style:country-asian="JP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age_20_Number" style:display-name="Page Number" style:family="text">
      <style:text-properties style:font-name="TeXGyreHeros1" fo:font-family="TeXGyreHero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Teletype" style:family="text">
      <style:text-properties style:font-name="MigMix 1M" fo:font-family="'MigMix 1M'" style:font-style-name="標準" style:font-family-generic="modern" style:font-pitch="fixed" style:font-name-asian="MigMix 1M" style:font-family-asian="'MigMix 1M'" style:font-style-name-asian="標準" style:font-family-generic-asian="modern" style:font-pitch-asian="fixed" style:language-asian="ja" style:country-asian="JP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>
      <style:text-properties style:font-name="TeXGyreTermes" fo:font-family="TeXGyreTerme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inline_20_code" style:display-name="inline code" style:family="text">
      <style:text-properties style:font-name="Migu 1M1" fo:font-family="'Migu 1M'" style:font-style-name="標準" style:font-pitch="variable" fo:font-size="10pt" style:letter-kerning="false" fo:background-color="#ccffcc" style:font-name-asian="Migu 1M1" style:font-family-asian="'Migu 1M'" style:font-style-name-asian="標準" style:font-pitch-asian="variable" style:font-size-asian="10pt" style:language-asian="ja" style:country-asian="JP" style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箇条書き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番号付け">
      <text:list-level-style-number text:level="1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１, ２, ３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2813f"/>
    </style:style>
    <style:page-layout style:name="Mpm1">
      <style:page-layout-properties fo:page-width="21.001cm" fo:page-height="29.7cm" style:num-format="1" style:print-orientation="portrait" fo:margin-top="2cm" fo:margin-bottom="1.9cm" fo:margin-left="2cm" fo:margin-right="2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</text:span><text:page-number text:select-page="current">1</text:page-number><text:span text:style-name="MT1">-</text:span></text:p>
      </style:footer>
      <style:footer-left>
        <text:p text:style-name="MP1"><text:span text:style-name="MT1">-</text:span><text:page-number text:select-page="current">0</text:page-number><text:span text:style-name="MT1">-</text:span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25S</meta:editing-duration>
    <meta:editing-cycles>36</meta:editing-cycles>
    <meta:generator>LibreOffice/4.2.4.2$Linux_X86_64 LibreOffice_project/420m0$Build-2</meta:generator>
    <dc:date>2014-09-15T11:33:25.680419617</dc:date>
    <dc:creator>Ken SENOO</dc:creator>
    <meta:document-statistic meta:table-count="0" meta:image-count="0" meta:object-count="0" meta:page-count="1" meta:paragraph-count="2" meta:word-count="2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